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qrWq8CHVEeOUnqq6WZOAl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8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4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Heading_20_2">Description des navigations entre écrans de l'ihm</text:h>
      <text:p text:style-name="P1"/>
      <text:p text:style-name="P5">Diagrammes de classes (dans LogicalView)</text:p>
      <text:p text:style-name="P2"/>
      <text:p text:style-name="P2"><text:span text:style-name="T3"/></text:p>
      <text:p text:style-name="P14"/>
      <text:p text:style-name="P11"/>
      <text:p text:style-name="P12"><text:span text:style-name="T4"/><text:span text:style-name="T4"><draw:frame draw:name="Cadre2" draw:style-name="fr1" draw:z-index="0" svg:height="8.850666666666667cm" svg:width="16.595cm" text:anchor-type="as-char"><draw:text-box fo:min-height="1.457cm" svg:height="1.457cm"><draw:frame style:rel-height="scale" style:rel-width="100%" svg:height="8.850666666666667cm" svg:width="16.595cm" text:anchor-type="frame"><draw:image xlink:actuate="onLoad" xlink:href="Pictures/_qrWq8CHVEeOUnqq6WZOAlg.png" xlink:show="embed" xlink:type="simple"/></draw:frame><text:p text:style-name="Frame_20_contents"/></draw:text-box></draw:frame></text:span><text:span text:style-name="T4"/></text:p>
      <text:p text:style-name="P9"/>
      <text:p text:style-name="P8"/>
      <text:p text:style-name="P6"/>
      <text:p text:style-name="P13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8:44.04</dc:date>
    <dc:language>fr-FR</dc:language>
    <meta:editing-cycles>126</meta:editing-cycles>
    <meta:editing-duration>PT6H10M58S</meta:editing-duration>
    <meta:document-statistic meta:table-count="0" meta:image-count="0" meta:object-count="0" meta:page-count="1" meta:paragraph-count="22" meta:word-count="77" meta:character-count="977" meta:non-whitespace-character-count="916"/>
    <meta:user-defined meta:name="Info 1"/>
    <meta:user-defined meta:name="Info 2"/>
    <meta:user-defined meta:name="Info 3"/>
    <meta:user-defined meta:name="Info 4"/>
  </office:meta>
</office:document-meta>
</file>